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aramond" fo:font-size="18pt" officeooo:rsid="0008d2ae" officeooo:paragraph-rsid="0008d2ae" style:font-size-asian="18pt" style:font-size-complex="18pt"/>
    </style:style>
    <style:style style:name="P2" style:family="paragraph" style:parent-style-name="Standard">
      <style:text-properties style:font-name="Garamond" fo:font-size="18pt" officeooo:rsid="0008d2ae" officeooo:paragraph-rsid="0009c6a4" style:font-size-asian="18pt" style:font-size-complex="18pt"/>
    </style:style>
    <style:style style:name="P3" style:family="paragraph" style:parent-style-name="Standard">
      <style:text-properties style:font-name="Garamond" fo:font-size="18pt" officeooo:rsid="0009c6a4" officeooo:paragraph-rsid="0009c6a4" style:font-size-asian="18pt" style:font-size-complex="18pt"/>
    </style:style>
    <style:style style:name="P4" style:family="paragraph" style:parent-style-name="Standard">
      <style:text-properties style:font-name="Garamond" fo:font-size="18pt" fo:font-weight="bold" officeooo:rsid="0008d2ae" officeooo:paragraph-rsid="000aa538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Garamond" fo:font-size="18pt" fo:font-weight="bold" officeooo:rsid="000c5008" officeooo:paragraph-rsid="000c5008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Garamond" fo:font-size="18pt" fo:font-weight="bold" officeooo:rsid="000e8d85" officeooo:paragraph-rsid="000e8d85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Garamond" fo:font-size="18pt" fo:font-weight="normal" officeooo:rsid="0008d2ae" officeooo:paragraph-rsid="000aa538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Garamond" fo:font-size="18pt" fo:font-weight="normal" officeooo:rsid="0008d2ae" officeooo:paragraph-rsid="000b2c19" style:font-size-asian="18pt" style:font-weight-asian="normal" style:font-size-complex="18pt" style:font-weight-complex="normal"/>
    </style:style>
    <style:style style:name="P9" style:family="paragraph" style:parent-style-name="Standard">
      <style:text-properties style:font-name="Garamond" fo:font-size="18pt" fo:font-weight="normal" officeooo:rsid="000b2c19" officeooo:paragraph-rsid="000b2c19" style:font-size-asian="18pt" style:font-weight-asian="normal" style:font-size-complex="18pt" style:font-weight-complex="normal"/>
    </style:style>
    <style:style style:name="P10" style:family="paragraph" style:parent-style-name="Standard">
      <style:text-properties style:font-name="Garamond" fo:font-size="18pt" fo:font-weight="normal" officeooo:rsid="000c5008" officeooo:paragraph-rsid="000c5008" style:font-size-asian="18pt" style:font-weight-asian="normal" style:font-size-complex="18pt" style:font-weight-complex="normal"/>
    </style:style>
    <style:style style:name="P11" style:family="paragraph" style:parent-style-name="Standard">
      <style:text-properties style:font-name="Garamond" fo:font-size="18pt" fo:font-weight="normal" officeooo:paragraph-rsid="000c5008" style:font-size-asian="18pt" style:font-size-complex="18pt"/>
    </style:style>
    <style:style style:name="P12" style:family="paragraph" style:parent-style-name="Standard">
      <style:text-properties style:font-name="Garamond" fo:font-size="18pt" fo:font-weight="normal" officeooo:rsid="000c5008" officeooo:paragraph-rsid="000c5008" style:font-size-asian="18pt" style:font-size-complex="18pt"/>
    </style:style>
    <style:style style:name="P13" style:family="paragraph" style:parent-style-name="Standard">
      <style:text-properties style:font-name="Garamond" fo:font-size="18pt" fo:font-style="normal" fo:font-weight="normal" officeooo:rsid="000d2030" officeooo:paragraph-rsid="000d2030" style:font-size-asian="15.75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text-properties style:font-name="Garamond" fo:font-size="18pt" fo:font-style="normal" fo:font-weight="normal" officeooo:rsid="001044fc" officeooo:paragraph-rsid="001044fc" style:font-size-asian="15.75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text-properties style:font-name="Garamond" fo:font-size="18pt" fo:font-style="normal" fo:font-weight="normal" officeooo:rsid="0012a012" officeooo:paragraph-rsid="0012a012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text-properties style:font-name="Garamond" fo:font-size="18pt" fo:font-style="normal" fo:font-weight="bold" officeooo:rsid="000e7ae8" officeooo:paragraph-rsid="000e7ae8" style:font-size-asian="15.75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text-properties style:font-name="Garamond" fo:font-size="20pt" fo:font-style="italic" fo:font-weight="bold" officeooo:rsid="0008d2ae" officeooo:paragraph-rsid="0008d2ae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Standard">
      <style:text-properties style:font-name="Garamond" fo:font-size="20pt" fo:font-style="italic" fo:font-weight="bold" officeooo:rsid="0008d2ae" officeooo:paragraph-rsid="000aa538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Standard">
      <style:text-properties style:font-name="Garamond" fo:font-size="20pt" fo:font-style="italic" fo:font-weight="bold" officeooo:rsid="000d2030" officeooo:paragraph-rsid="000d2030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Standard">
      <style:text-properties style:font-name="Garamond" fo:font-size="22pt" fo:font-style="italic" fo:font-weight="bold" officeooo:rsid="000f189b" officeooo:paragraph-rsid="000f189b" style:font-size-asian="22pt" style:font-style-asian="italic" style:font-weight-asian="bold" style:font-size-complex="22pt" style:font-style-complex="italic" style:font-weight-complex="bold"/>
    </style:style>
    <style:style style:name="P21" style:family="paragraph" style:parent-style-name="Standard">
      <style:text-properties style:font-name="Garamond" fo:font-size="22pt" fo:font-style="italic" fo:font-weight="bold" officeooo:rsid="0012a012" officeooo:paragraph-rsid="0012a012" style:font-size-asian="22pt" style:font-style-asian="italic" style:font-weight-asian="bold" style:font-size-complex="22pt" style:font-style-complex="italic" style:font-weight-complex="bold"/>
    </style:style>
    <style:style style:name="P22" style:family="paragraph" style:parent-style-name="Standard">
      <style:text-properties style:font-name="Garamond" fo:font-size="22pt" fo:font-style="normal" fo:font-weight="normal" officeooo:rsid="000f189b" officeooo:paragraph-rsid="000f189b" style:font-size-asian="22pt" style:font-style-asian="normal" style:font-weight-asian="normal" style:font-size-complex="22pt" style:font-style-complex="normal" style:font-weight-complex="normal"/>
    </style:style>
    <style:style style:name="P23" style:family="paragraph" style:parent-style-name="Standard">
      <style:text-properties style:font-name="Garamond" fo:font-size="22pt" fo:font-style="normal" fo:font-weight="normal" officeooo:rsid="0012a012" officeooo:paragraph-rsid="0012a012" style:font-size-asian="22pt" style:font-style-asian="normal" style:font-weight-asian="normal" style:font-size-complex="22pt" style:font-style-complex="normal" style:font-weight-complex="normal"/>
    </style:style>
    <style:style style:name="P24" style:family="paragraph" style:parent-style-name="Standard">
      <style:text-properties style:font-name="Garamond" fo:font-size="20pt" fo:font-style="italic" fo:font-weight="bold" officeooo:rsid="001044fc" officeooo:paragraph-rsid="001044fc" style:font-size-asian="20pt" style:font-style-asian="italic" style:font-weight-asian="bold" style:font-size-complex="20pt" style:font-style-complex="italic" style:font-weight-complex="bold"/>
    </style:style>
    <style:style style:name="P25" style:family="paragraph" style:parent-style-name="Standard">
      <style:text-properties style:font-name="Garamond" fo:font-size="20pt" fo:font-style="italic" fo:font-weight="bold" officeooo:rsid="000c5008" officeooo:paragraph-rsid="000c5008" style:font-size-asian="20pt" style:font-style-asian="italic" style:font-weight-asian="bold" style:font-size-complex="20pt" style:font-style-complex="italic" style:font-weight-complex="bold"/>
    </style:style>
    <style:style style:name="P26" style:family="paragraph" style:parent-style-name="Standard">
      <style:text-properties style:font-name="Garamond" fo:font-size="20pt" fo:font-style="italic" fo:font-weight="bold" officeooo:rsid="0014cd6f" officeooo:paragraph-rsid="0014cd6f" style:font-size-asian="17.5pt" style:font-style-asian="italic" style:font-weight-asian="bold" style:font-size-complex="20pt" style:font-style-complex="italic" style:font-weight-complex="bold"/>
    </style:style>
    <style:style style:name="P27" style:family="paragraph" style:parent-style-name="Standard">
      <style:text-properties style:font-name="Garamond" fo:font-size="18pt" fo:font-weight="normal" officeooo:rsid="000e8d85" officeooo:paragraph-rsid="000e8d85" style:font-size-asian="18pt" style:font-weight-asian="normal" style:font-size-complex="18pt" style:font-weight-complex="normal"/>
    </style:style>
    <style:style style:name="P28" style:family="paragraph" style:parent-style-name="Standard">
      <style:text-properties style:font-name="Garamond" fo:font-size="18pt" fo:font-style="normal" fo:font-weight="normal" officeooo:rsid="0012a012" officeooo:paragraph-rsid="0012a012" style:font-size-asian="18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>
      <style:text-properties style:font-name="Garamond" fo:font-size="18pt" fo:font-style="normal" fo:font-weight="normal" officeooo:rsid="0014cd6f" officeooo:paragraph-rsid="0014cd6f" style:font-size-asian="18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>
      <style:text-properties style:font-name="Garamond" fo:font-size="18pt" fo:font-style="normal" fo:font-weight="normal" officeooo:rsid="0014cd6f" officeooo:paragraph-rsid="0014cd6f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officeooo:rsid="000aa5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Middlewaere básicos en express</text:p>
      <text:p text:style-name="P1"/>
      <text:p text:style-name="P1">const path = require('path')</text:p>
      <text:p text:style-name="P1"/>
      <text:p text:style-name="P1">app.use(express.static(path.join(__dirname, '/public/')))</text:p>
      <text:p text:style-name="P1"/>
      <text:p text:style-name="P3">o</text:p>
      <text:p text:style-name="P3"/>
      <text:p text:style-name="P2">app.use(express.static('public'));</text:p>
      <text:p text:style-name="P2">app.use('/static', express.static(__dirname + '/public'));</text:p>
      <text:p text:style-name="P1"/>
      <text:p text:style-name="P1">app.use('/underscore', express.static(path.join(__dirname, '../node_modules/underscore/underscore.js')))<text:line-break/></text:p>
      <text:p text:style-name="P1"/>
      <text:p text:style-name="P1">app.use(express.json());</text:p>
      <text:p text:style-name="P1"/>
      <text:p text:style-name="P1"/>
      <text:p text:style-name="P18">Middlewaere <text:span text:style-name="T1">custom</text:span> en express</text:p>
      <text:p text:style-name="P4"/>
      <text:p text:style-name="P8">app.use('/', (request, response, next) =&gt; {<text:line-break/> <text:s text:c="3"/>response.setHeader('Content-Type', 'application/json');<text:line-break/> <text:s text:c="3"/><text:span text:style-name="T1">console.log</text:span>('hola, soy el interceptor numero 1')<text:line-break/> <text:s text:c="3"/>next()<text:line-break/>})</text:p>
      <text:p text:style-name="P7"/>
      <text:p text:style-name="P9">Catch Global de errores***</text:p>
      <text:p text:style-name="P7"/>
      <text:p text:style-name="P8">app.use('/'. (err, request, response, next)=&gt;{<text:line-break/> <text:s text:c="3"/>v('se producjo un error, stack trace a continuacion')<text:line-break/> <text:s text:c="3"/>v(err)<text:line-break/><text:line-break/> <text:s text:c="3"/>response.send(JSON.stringify({message:err.message}))<text:line-break/>})</text:p>
      <text:p text:style-name="P24"><text:soft-page-break/>Autenticación con usuario y password</text:p>
      <text:p text:style-name="P24"/>
      <text:p text:style-name="P14">CREATE TABLE `cartagena`.`usuarios` ( <text:line-break/> <text:s text:c="2"/>`nombreUsuario` VARCHAR(50) NOT NULL , <text:line-break/> <text:s text:c="2"/>`salt` VARCHAR(72) NOT NULL ,<text:line-break/> <text:s text:c="2"/>`pass` VARCHAR(64) NOT NULL )<text:line-break/>ENGINE = InnoDB;<text:line-break/><text:line-break/><text:span text:style-name="T2">Creando al usuario</text:span></text:p>
      <text:p text:style-name="P14"/>
      <text:p text:style-name="P14">const sha2 = require('sha256')</text:p>
      <text:p text:style-name="P14">const uuid = require('uuid').v4</text:p>
      <text:p text:style-name="P14">const mysql = require('mysql2')</text:p>
      <text:p text:style-name="P14"/>
      <text:p text:style-name="P14"/>
      <text:p text:style-name="P14">const connection = mysql.createConnection({</text:p>
      <text:p text:style-name="P14"><text:s text:c="4"/>host <text:s text:c="4"/>: '127.0.0.1',</text:p>
      <text:p text:style-name="P14"><text:s text:c="4"/>user <text:s text:c="4"/>: 'root',</text:p>
      <text:p text:style-name="P14"><text:s text:c="4"/>password : '',</text:p>
      <text:p text:style-name="P14"><text:s text:c="4"/>database : 'Cartagena'</text:p>
      <text:p text:style-name="P14">});</text:p>
      <text:p text:style-name="P14"/>
      <text:p text:style-name="P14">let salt = [uuid(), uuid()].join('')</text:p>
      <text:p text:style-name="P14">let pass = sha2(['loboCampeon', salt].join(''))</text:p>
      <text:p text:style-name="P14"/>
      <text:p text:style-name="P14">let template = 'INSERT INTO usuarios VALUES (?,?,?);'</text:p>
      <text:p text:style-name="P14">let arrContenido = ['pepe', salt, pass]</text:p>
      <text:p text:style-name="P14">console.log(arrContenido)</text:p>
      <text:p text:style-name="P14">connection.execute(template, arrContenido, (err, result, fields)=&gt;{</text:p>
      <text:p text:style-name="P14"><text:s text:c="4"/>console.log(err)</text:p>
      <text:p text:style-name="P14"><text:s text:c="4"/>console.log(result)</text:p>
      <text:p text:style-name="P14">})</text:p>
      <text:p text:style-name="P14">connection.end()</text:p>
      <text:p text:style-name="P25"/>
      <text:p text:style-name="P24"><text:soft-page-break/>Verificando al usuario por usuario y password</text:p>
      <text:p text:style-name="P24"/>
      <text:p text:style-name="P14">const sha2 = require('sha256')</text:p>
      <text:p text:style-name="P14">const uuid = require('uuid').v4</text:p>
      <text:p text:style-name="P14">const mysql = require('mysql2')</text:p>
      <text:p text:style-name="P14"/>
      <text:p text:style-name="P14">const connection = mysql.createConnection({</text:p>
      <text:p text:style-name="P14"><text:s text:c="4"/>host <text:s text:c="4"/>: '127.0.0.1',</text:p>
      <text:p text:style-name="P14"><text:s text:c="4"/>user <text:s text:c="4"/>: 'root',</text:p>
      <text:p text:style-name="P14"><text:s text:c="4"/>password : '',</text:p>
      <text:p text:style-name="P14"><text:s text:c="4"/>database : 'Cartagena'</text:p>
      <text:p text:style-name="P14">});</text:p>
      <text:p text:style-name="P14"/>
      <text:p text:style-name="P14">let template = 'SELECT * FROM usuarios WHERE nombreUsuario = ?;'</text:p>
      <text:p text:style-name="P14">let arrContenido = [usu]</text:p>
      <text:p text:style-name="P14"/>
      <text:p text:style-name="P14">connection.query(template, arrContenido, (err, result, fields) =&gt; {</text:p>
      <text:p text:style-name="P14"><text:s text:c="4"/>if (err) {</text:p>
      <text:p text:style-name="P14"><text:s text:c="8"/>return;</text:p>
      <text:p text:style-name="P14"><text:s text:c="4"/>}</text:p>
      <text:p text:style-name="P14"><text:s text:c="4"/></text:p>
      <text:p text:style-name="P14"><text:s text:c="4"/>let composicionUsuSalt = [pass, result[0].salt].join('') </text:p>
      <text:p text:style-name="P14"><text:s text:c="4"/>let passObtenida = sha2(composicionUsuSalt)</text:p>
      <text:p text:style-name="P14"><text:s text:c="4"/></text:p>
      <text:p text:style-name="P14"><text:s text:c="4"/>if (result[0].pass===passObtenida) {</text:p>
      <text:p text:style-name="P14"><text:s text:c="8"/>console.log('las passwords coinciden')</text:p>
      <text:p text:style-name="P14"><text:s text:c="8"/>console.log(['access token', uuid()].join(': ')) </text:p>
      <text:p text:style-name="P14"><text:s text:c="4"/>}</text:p>
      <text:p text:style-name="P14"><text:s text:c="4"/>else {</text:p>
      <text:p text:style-name="P14"><text:s text:c="8"/>console.log('las passwords NO coinciden')</text:p>
      <text:p text:style-name="P14"><text:s text:c="4"/>}</text:p>
      <text:p text:style-name="P14">})</text:p>
      <text:p text:style-name="P14">connection.end()</text:p>
      <text:p text:style-name="P25"><text:soft-page-break/>Implementando Router mas middleware en el router</text:p>
      <text:p text:style-name="P10"/>
      <text:p text:style-name="P10"/>
      <text:p text:style-name="P5">Desde server.js</text:p>
      <text:p text:style-name="P10"/>
      <text:p text:style-name="P11">app.use('/', peliculasRouter)</text:p>
      <text:p text:style-name="P11"/>
      <text:p text:style-name="P11"/>
      <text:p text:style-name="P5">Desde peliculasRouter.js</text:p>
      <text:p text:style-name="P12"/>
      <text:p text:style-name="P12">const express = require('express')</text:p>
      <text:p text:style-name="P12">const peliculasRouter = express.Router()</text:p>
      <text:p text:style-name="P12"/>
      <text:p text:style-name="P12">peliculasRouter.use('/peliculas', (req, res, next) =&gt; {</text:p>
      <text:p text:style-name="P12"><text:s text:c="4"/>console.log('entro al middleware pelis')</text:p>
      <text:p text:style-name="P12"><text:s text:c="4"/>next()</text:p>
      <text:p text:style-name="P12">})</text:p>
      <text:p text:style-name="P12"/>
      <text:p text:style-name="P12">peliculasRouter.route('/peliculas')</text:p>
      <text:p text:style-name="P12"><text:s text:c="4"/>.get((req, res)=&gt;{</text:p>
      <text:p text:style-name="P12"><text:s text:c="8"/>console.log('aca estamos dentro de peliculas GET')</text:p>
      <text:p text:style-name="P12"><text:s text:c="8"/>res.send({'peliculas':[]})</text:p>
      <text:p text:style-name="P12"><text:s text:c="4"/>})</text:p>
      <text:p text:style-name="P12"><text:s text:c="4"/>.post((req, res)=&gt;{</text:p>
      <text:p text:style-name="P12"><text:s text:c="8"/>throw new Error('hubo un error')</text:p>
      <text:p text:style-name="P12"><text:s text:c="4"/>})</text:p>
      <text:p text:style-name="P12"/>
      <text:p text:style-name="P12"/>
      <text:p text:style-name="P12">peliculasRouter.use('/peliculas', (err, req, res, next) =&gt; {</text:p>
      <text:p text:style-name="P12"><text:s text:c="4"/>res.status(500).send('Internal server error')</text:p>
      <text:p text:style-name="P12"><text:s text:c="4"/>// next() solo si hay otro manejador abajo</text:p>
      <text:p text:style-name="P12">})</text:p>
      <text:p text:style-name="P12"/>
      <text:p text:style-name="P12">module.exports = peliculasRouter</text:p>
      <text:p text:style-name="P12"/>
      <text:p text:style-name="P19"><text:soft-page-break/>Crear un token en redis</text:p>
      <text:p text:style-name="P19"/>
      <text:p text:style-name="P13">const redis = require('redis')</text:p>
      <text:p text:style-name="P13">const uuid = require('uuid').v4</text:p>
      <text:p text:style-name="P13"/>
      <text:p text:style-name="P13">const IP_HOST = '192.168.0.170'</text:p>
      <text:p text:style-name="P13">const PORT_HOST = 6379</text:p>
      <text:p text:style-name="P13"/>
      <text:p text:style-name="P13">const objCfg = { host : IP_HOST, port : PORT_HOST }</text:p>
      <text:p text:style-name="P13"/>
      <text:p text:style-name="P13"/>
      <text:p text:style-name="P16">Seteo de la clave</text:p>
      <text:p text:style-name="P13"/>
      <text:p text:style-name="P13">function crearToken(nombreUsuario, onFinish) {</text:p>
      <text:p text:style-name="P13"><text:s text:c="4"/>let accessToken = uuid()</text:p>
      <text:p text:style-name="P13"/>
      <text:p text:style-name="P13"><text:s text:c="4"/>const client = redis.createClient(objCfg)</text:p>
      <text:p text:style-name="P13"><text:s text:c="4"/>client.on('error', (e)=&gt;{ onFinish(e) })</text:p>
      <text:p text:style-name="P13"/>
      <text:p text:style-name="P13"><text:s text:c="4"/>client.set(accessToken, nombreUsuario, err =&gt; {</text:p>
      <text:p text:style-name="P13"><text:s text:c="8"/>console.log('clave seteada')</text:p>
      <text:p text:style-name="P13"><text:s text:c="8"/>client.expire(accessToken, 100, (err) =&gt; {</text:p>
      <text:p text:style-name="P13"><text:s text:c="12"/>if (err) {</text:p>
      <text:p text:style-name="P13"><text:s text:c="16"/>console.log(err)</text:p>
      <text:p text:style-name="P13"><text:s text:c="16"/>client.quit(()=&gt;{})</text:p>
      <text:p text:style-name="P13"><text:s text:c="16"/>onFinish(err)</text:p>
      <text:p text:style-name="P13"><text:s text:c="16"/>return</text:p>
      <text:p text:style-name="P13"><text:s text:c="12"/>}</text:p>
      <text:p text:style-name="P13"><text:s text:c="12"/>client.quit(()=&gt;{})</text:p>
      <text:p text:style-name="P13"><text:s text:c="12"/>onFinish(null, accessToken)</text:p>
      <text:p text:style-name="P13"><text:s text:c="8"/>})</text:p>
      <text:p text:style-name="P13"><text:s text:c="4"/>})</text:p>
      <text:p text:style-name="P13">}</text:p>
      <text:p text:style-name="P13"/>
      <text:p text:style-name="P16"><text:soft-page-break/>Verificación de la clave</text:p>
      <text:p text:style-name="P13"/>
      <text:p text:style-name="P13"/>
      <text:p text:style-name="P13">function verificarToken(accessToken, reportTokenVencido, onFinish) {</text:p>
      <text:p text:style-name="P13"/>
      <text:p text:style-name="P13"><text:s text:c="4"/>const client = redis.createClient(objCfg)</text:p>
      <text:p text:style-name="P13"><text:s text:c="4"/>client.on('error', (e)=&gt;{ onFinish(e) })</text:p>
      <text:p text:style-name="P13"/>
      <text:p text:style-name="P13"><text:s text:c="4"/>client.get(accessToken, (err, data) =&gt; {</text:p>
      <text:p text:style-name="P13"><text:s text:c="8"/>if (err) {</text:p>
      <text:p text:style-name="P13"><text:s text:c="12"/>console.log(err)</text:p>
      <text:p text:style-name="P13"><text:s text:c="12"/>client.quit(()=&gt;{})</text:p>
      <text:p text:style-name="P13"><text:s text:c="12"/>onFinish(err)</text:p>
      <text:p text:style-name="P13"><text:s text:c="12"/>return</text:p>
      <text:p text:style-name="P13"><text:s text:c="8"/>}</text:p>
      <text:p text:style-name="P13"><text:s text:c="8"/>if (data === null) {</text:p>
      <text:p text:style-name="P13"><text:s text:c="12"/>reportTokenVencido()</text:p>
      <text:p text:style-name="P13"><text:s text:c="12"/>return</text:p>
      <text:p text:style-name="P13"><text:s text:c="8"/>}</text:p>
      <text:p text:style-name="P13"/>
      <text:p text:style-name="P13"><text:s text:c="8"/>client.quit(()=&gt;{})</text:p>
      <text:p text:style-name="P13"><text:s text:c="8"/>onFinish(null, data)</text:p>
      <text:p text:style-name="P13"><text:s text:c="4"/>})</text:p>
      <text:p text:style-name="P13">}</text:p>
      <text:p text:style-name="P13"/>
      <text:p text:style-name="P13">module.exports = {</text:p>
      <text:p text:style-name="P13"><text:s text:c="4"/>crearToken,</text:p>
      <text:p text:style-name="P13"><text:s text:c="4"/>verificarToken</text:p>
      <text:p text:style-name="P13">}</text:p>
      <text:p text:style-name="P12"/>
      <text:p text:style-name="P12"/>
      <text:p text:style-name="P6">IDEA !***!</text:p>
      <text:p text:style-name="P27">Se puede realizar una iteracion con un asyncforloop para ver como se vence un documento en redis.</text:p>
      <text:p text:style-name="P20"><text:soft-page-break/>Como se verifica en header de seguridad en nodejs</text:p>
      <text:p text:style-name="P20"/>
      <text:p text:style-name="P22">let tkn = req.headers['x-access-token']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<text:soft-page-break/>Tomando una metrica de hits en nodejs</text:p>
      <text:p text:style-name="P23"/>
      <text:p text:style-name="P15">let mysql = require('mysql2')</text:p>
      <text:p text:style-name="P15">let memticks = require('./memoriatics')</text:p>
      <text:p text:style-name="P15"/>
      <text:p text:style-name="P15">;(function tomaMetricas() {</text:p>
      <text:p text:style-name="P15"><text:s text:c="4"/>let metrica = memticks.obtener()</text:p>
      <text:p text:style-name="P15"><text:s text:c="4"/>insertarMySQL(metrica)</text:p>
      <text:p text:style-name="P15"><text:s text:c="4"/>_.delay(tomaMetricas, 5000)</text:p>
      <text:p text:style-name="P15">})(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function insertarMySQL(metrica) {</text:p>
      <text:p text:style-name="P15"><text:s text:c="4"/>let objConnection = {</text:p>
      <text:p text:style-name="P15"><text:s text:c="8"/>host <text:s text:c="4"/>: 'localhost',</text:p>
      <text:p text:style-name="P15"><text:s text:c="8"/>user <text:s text:c="4"/>: 'root',</text:p>
      <text:p text:style-name="P15"><text:s text:c="8"/>password : '',</text:p>
      <text:p text:style-name="P15"><text:s text:c="8"/>database : 'monitoreo'</text:p>
      <text:p text:style-name="P15"><text:s text:c="4"/>}</text:p>
      <text:p text:style-name="P15"/>
      <text:p text:style-name="P15"><text:s text:c="4"/>let connection = null;</text:p>
      <text:p text:style-name="P15"><text:s text:c="4"/>connection = mysql.createConnection(objConnection);</text:p>
      <text:p text:style-name="P15"><text:s text:c="4"/>connection.connect(err =&gt; {</text:p>
      <text:p text:style-name="P15"><text:s text:c="8"/>if (err) {</text:p>
      <text:p text:style-name="P15"><text:s text:c="12"/>console.log(err)</text:p>
      <text:p text:style-name="P15"><text:s text:c="12"/>return;</text:p>
      <text:p text:style-name="P15"><text:s text:c="8"/>}</text:p>
      <text:p text:style-name="P15"/>
      <text:p text:style-name="P15"><text:s text:c="8"/>let strSQL = 'INSERT INTO eventos values (now(), "canthits", ?)'</text:p>
      <text:p text:style-name="P15"><text:s text:c="8"/>connection.query(strSQL, [metrica], (err, results)=&gt;{</text:p>
      <text:p text:style-name="P15"><text:s text:c="12"/>if (err) {</text:p>
      <text:p text:style-name="P15"><text:s text:c="16"/>console.log(err)</text:p>
      <text:p text:style-name="P15"><text:s text:c="16"/>return</text:p>
      <text:p text:style-name="P15"><text:s text:c="12"/>}</text:p>
      <text:p text:style-name="P15"><text:s text:c="12"/>connection.end()</text:p>
      <text:p text:style-name="P15"><text:s text:c="8"/>})</text:p>
      <text:p text:style-name="P15"><text:s text:c="4"/>})</text:p>
      <text:p text:style-name="P15">}</text:p>
      <text:p text:style-name="P15"/>
      <text:p text:style-name="P15">module.exports = _.identity</text:p>
      <text:p text:style-name="P15"/>
      <text:p text:style-name="P15"/>
      <text:p text:style-name="P15"/>
      <text:p text:style-name="P15"/>
      <text:p text:style-name="P15"/>
      <text:p text:style-name="P15"/>
      <text:p text:style-name="P26"><text:soft-page-break/>Implementando log4js</text:p>
      <text:p text:style-name="P26"/>
      <text:p text:style-name="P26"/>
      <text:p text:style-name="P26"><text:span text:style-name="T4">const logger = require('./lib/logger')('ejemplo')<text:line-break/><text:line-break/>logger.info('*****************************')<text:line-break/>logger.info('I N I C I A <text:s text:c="2"/>P R O G R A M A')<text:line-break/>logger.info('*****************************')<text:line-break/>logger.trace('traceador')<text:line-break/>logger.debug('debug')<text:line-break/>logger.info('log de info')<text:line-break/>logger.warn('esto es un warning')<text:line-break/>logger.error('esto es cuando ocurre un error')<text:line-break/>logger.fatal('esto es cuando se esta por abortar un proceso')</text:span><text:line-break/></text:p>
      <text:p text:style-name="P29">const log4js = require('log4js')</text:p>
      <text:p text:style-name="P29">require('dotenv').config();</text:p>
      <text:p text:style-name="P29"/>
      <text:p text:style-name="P29">log4js.configure({</text:p>
      <text:p text:style-name="P29"><text:s text:c="4"/>appenders: {</text:p>
      <text:p text:style-name="P29"><text:s text:c="8"/>archivo: { type: 'file', filename: '/var/log/clasearch' },</text:p>
      <text:p text:style-name="P29"><text:s text:c="8"/>consola: { type: 'stdout' }</text:p>
      <text:p text:style-name="P29"><text:s text:c="4"/>},</text:p>
      <text:p text:style-name="P29"><text:s text:c="4"/>categories : { default: {</text:p>
      <text:p text:style-name="P29"><text:s text:c="8"/>appenders: ['archivo', 'consola'], level: 'trace'</text:p>
      <text:p text:style-name="P29"><text:s text:c="4"/>}}</text:p>
      <text:p text:style-name="P29">})</text:p>
      <text:p text:style-name="P29"/>
      <text:p text:style-name="P29">module.exports = z =&gt; log4js.getLogger(z)</text:p>
      <text:p text:style-name="P29"/>
      <text:p text:style-name="P26"/>
      <text:p text:style-name="P26"/>
      <text:p text:style-name="P26"/>
      <text:p text:style-name="P26"><text:soft-page-break/>Emergencias con slack</text:p>
      <text:p text:style-name="P26"/>
      <text:p text:style-name="P30">const { WebClient } = require('@slack/web-api');<text:line-break/>const token = require('./config/tokens').log4slackToken<text:line-break/>const web = new WebClient(token);<text:line-break/>const conversationId = 'logger-slack';<text:line-break/><text:line-break/>(async () =&gt; {<text:line-break/> <text:s/>const res = await web.chat.postMessage({ channel: conversationId, text: 'Mensaje de prueba' });<text:line-break/><text:line-break/> <text:s/>console.log('Message sent: ', res.ts);<text:line-break/>})(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16:46:24.158000000</meta:creation-date>
    <dc:date>2021-09-19T18:27:21.342000000</dc:date>
    <meta:editing-duration>PT55M56S</meta:editing-duration>
    <meta:editing-cycles>12</meta:editing-cycles>
    <meta:generator>LibreOffice/7.1.1.2$Windows_X86_64 LibreOffice_project/fe0b08f4af1bacafe4c7ecc87ce55bb426164676</meta:generator>
    <meta:document-statistic meta:table-count="0" meta:image-count="0" meta:object-count="0" meta:page-count="11" meta:paragraph-count="186" meta:word-count="694" meta:character-count="6537" meta:non-whitespace-character-count="5245"/>
  </office:meta>
</office:document-meta>
</file>